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T1" style:family="text">
      <style:text-properties fo:color="#0000ff" style:font-name="Verdana"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10.5pt" fo:font-style="normal" fo:font-weight="normal" fo:background-color="transparent" style:font-size-asian="10.5pt" style:font-size-complex="10.5pt"/>
    </style:style>
    <style:style style:name="T3" style:family="text">
      <style:text-properties fo:font-size="10.5pt" fo:font-style="normal" fo:font-weight="normal" fo:background-color="transparent" style:font-size-asian="10.5pt" style:font-weight-asian="bold" style:font-size-complex="10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[v_individu_correspondance;block=begin]</text:span></text:p>
      <text:p text:style-name="P1">[v_individu_correspondance.titre] [v_individu_correspondance.nom] [v_individu_correspondance.prenom<text:span text:style-name="T2"> </text:span>] </text:p>
      <text:p text:style-name="P1"/>
      <text:p text:style-name="P2">[v_individu_correspondance.p1]</text:p>
      <text:p text:style-name="P1">[v_individu_correspondance.e1]</text:p>
      <text:p text:style-name="P2">[v_individu_correspondance.p2<text:span text:style-name="T2">;magnet=table:table-cell</text:span>]</text:p>
      <text:p text:style-name="P1">[v_individu_correspondance.e2<text:span text:style-name="T2">;magnet=table:table-</text:span><text:span text:style-name="T3">cell</text:span>]</text:p>
      <text:p text:style-name="P2">[v_individu_correspondance.p3<text:span text:style-name="T2">;magnet=table:table-cell</text:span>]</text:p>
      <text:p text:style-name="P1">[v_individu_correspondance.e3<text:span text:style-name="T2">;magnet=table:table-</text:span><text:span text:style-name="T3">cell</text:span>]</text:p>
      <text:p text:style-name="P2">[v_individu_correspondance.p4<text:span text:style-name="T2">;magnet=table:table-cell</text:span>]</text:p>
      <text:p text:style-name="P1">[v_individu_correspondance.e4<text:span text:style-name="T2">;magnet=table:table-</text:span><text:span text:style-name="T3">cell</text:span>]</text:p>
      <text:p text:style-name="P2">[v_individu_correspondance.p5<text:span text:style-name="T2">;magnet=table:table-cell</text:span>]</text:p>
      <text:p text:style-name="P1">[v_individu_correspondance.e5<text:span text:style-name="T2">;magnet=table:table-</text:span><text:span text:style-name="T3">cell</text:span>]</text:p>
      <text:p text:style-name="P2">[v_individu_correspondance.p6<text:span text:style-name="T2">;magnet=table:table-cell</text:span>]</text:p>
      <text:p text:style-name="P1">[v_individu_correspondance.e6<text:span text:style-name="T2">;magnet=table:table-</text:span><text:span text:style-name="T3">cell</text:span>] </text:p>
      <text:p text:style-name="P1"/>
      <text:p text:style-name="P1"/>
      <text:p text:style-name="P1"/>
      <text:p text:style-name="P3">[v_individu_lieu;block=end;nodata]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999cm" fo:page-height="8.999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8-01T15:46:48</meta:creation-date>
    <dc:creator>Guy Gourmellet</dc:creator>
    <dc:date>2007-09-27T02:28:31</dc:date>
    <meta:printed-by>Guy Gourmellet</meta:printed-by>
    <meta:print-date>2007-09-27T02:19:54</meta:print-date>
    <dc:language>fr-FR</dc:language>
    <meta:editing-cycles>21</meta:editing-cycles>
    <meta:editing-duration>PT1H54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5" meta:word-count="96" meta:character-count="776"/>
  </office:meta>
</office:document-meta>
</file>